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9"/>
    <style:style style:name="P7" style:family="paragraph" style:parent-style-name="Text_20_body" style:list-style-name="L10"/>
    <style:style style:name="P8" style:family="paragraph" style:parent-style-name="Text_20_body" style:list-style-name="L11"/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9">
      <style:paragraph-properties fo:margin-top="0cm" fo:margin-bottom="0cm"/>
    </style:style>
    <style:style style:name="P11" style:family="paragraph" style:parent-style-name="Text_20_body" style:list-style-name="L11">
      <style:paragraph-properties fo:margin-top="0cm" fo:margin-bottom="0cm"/>
    </style:style>
    <style:style style:name="T1" style:family="text">
      <style:text-properties fo:color="#0000cc"/>
    </style:style>
    <style:style style:name="T2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ource_20_Text">@Controller</text:span>는 Spring Framework에서 사용되는 어노테이션으로, 특정 클래스를 웹 요청을 처리하는 컨트롤러로 지정하는 역할을 합니다. 이 어노테이션의 원리와 동작 방식을 이해하려면 Spring MVC의 작동 원리에 대한 이해가 필요합니다.</text:p>
      <text:h text:style-name="Heading_20_3" text:outline-level="3">1. <text:span text:style-name="Strong_20_Emphasis">Spring MVC의 구조</text:span></text:h>
      <text:p text:style-name="Text_20_body">Spring MVC(Model-View-Controller)는 웹 애플리케이션에서 요청을 처리하고 응답을 생성하는 데 필요한 모든 기능을 제공하는 프레임워크입니다. 주요 구성 요소는 다음과 같습니다:</text:p>
      <text:list xml:id="list6874626196899297467" text:style-name="L1">
        <text:list-item>
          <text:p text:style-name="P9"><text:span text:style-name="Strong_20_Emphasis">Model</text:span>: 데이터를 표현하는 객체로, 비즈니스 로직을 처리한 후 사용자에게 전달될 데이터를 담고 있습니다.</text:p>
        </text:list-item>
        <text:list-item>
          <text:p text:style-name="P9"><text:span text:style-name="Strong_20_Emphasis">View</text:span>: 사용자에게 보여질 화면입니다. 일반적으로 HTML, JSP, Thymeleaf 같은 템플릿 엔진을 사용해 렌더링됩니다.</text:p>
        </text:list-item>
        <text:list-item>
          <text:p text:style-name="P1"><text:span text:style-name="Strong_20_Emphasis">Controller</text:span>: <text:span text:style-name="T1">사용자의 요청을 처리하고, 필요한 데이터를 </text:span><text:span text:style-name="Source_20_Text"><text:span text:style-name="T1">Model</text:span></text:span><text:span text:style-name="T1">에 담아 </text:span><text:span text:style-name="Source_20_Text"><text:span text:style-name="T1">View</text:span></text:span><text:span text:style-name="T1">로 전달하는 역할을 합니다.</text:span></text:p>
        </text:list-item>
      </text:list>
      <text:h text:style-name="Heading_20_3" text:outline-level="3">2. <text:span text:style-name="Strong_20_Emphasis"><text:span text:style-name="Source_20_Text">@Controller</text:span></text:span><text:span text:style-name="Strong_20_Emphasis">의 역할</text:span></text:h>
      <text:p text:style-name="Text_20_body"><text:span text:style-name="Source_20_Text"><text:span text:style-name="T1">@Controller</text:span></text:span><text:span text:style-name="T1"> 어노테이션이 붙은 클래스는 Spring MVC에서 요청을 처리하는 컨트롤러로 등록됩니다. Spring은 이 클래스를 탐지하여 적절한 요청이 있을 때 이 클래스의 메서드를 호출하도록 설정합니다.</text:span></text:p>
      <text:list xml:id="list4457991072565444701" text:style-name="L2">
        <text:list-item>
          <text:p text:style-name="P2"><text:span text:style-name="Strong_20_Emphasis">요청 처리</text:span>: 사용자가 특정 URL에 접근하면, 해당 URL과 매핑된 컨트롤러의 메서드가 호출됩니다. <text:span text:style-name="Source_20_Text">@Controller</text:span> 클래스 내에서 <text:span text:style-name="Source_20_Text">@RequestMapping</text:span>, <text:span text:style-name="Source_20_Text">@GetMapping</text:span>, <text:span text:style-name="Source_20_Text">@PostMapping</text:span> 등의 어노테이션을 사용해 URL과 메서드를 매핑할 수 있습니다.</text:p>
        </text:list-item>
        <text:list-item>
          <text:p text:style-name="P2"><text:span text:style-name="Strong_20_Emphasis">데이터 처리</text:span>: 요청을 받은 후, 필요한 비즈니스 로직을 수행하고, 그 결과를 <text:span text:style-name="Source_20_Text">Model</text:span> 객체에 담아 뷰로 전달합니다.</text:p>
        </text:list-item>
        <text:list-item>
          <text:p text:style-name="P2"><text:span text:style-name="Strong_20_Emphasis">뷰 선택</text:span>: 컨트롤러 메서드는 보통 문자열 형태로 뷰 이름을 반환합니다. Spring은 이 뷰 이름을 바탕으로 적절한 템플릿 파일을 찾아 렌더링합니다.</text:p>
        </text:list-item>
      </text:list>
      <text:h text:style-name="Heading_20_3" text:outline-level="3">3. <text:span text:style-name="Strong_20_Emphasis">동작 원리</text:span></text:h>
      <text:p text:style-name="Text_20_body">Spring Framework는 어노테이션 기반 컨트롤러를 자동으로 스캔하고, 요청이 들어오면 해당 요청 URL과 매핑된 메서드를 찾아 실행합니다. 이 과정은 다음과 같습니다:</text:p>
      <text:list xml:id="list7648161601625383532" text:style-name="L3">
        <text:list-item>
          <text:p text:style-name="P3"><text:span text:style-name="Strong_20_Emphasis">컨트롤러 스캔</text:span>: <text:span text:style-name="T1">애플리케이션이 시작될 때, Spring은 </text:span><text:span text:style-name="Source_20_Text"><text:span text:style-name="T1">@Controller</text:span></text:span><text:span text:style-name="T1">가 붙은 클래스를 스캔하여 등록합니다. </text:span>이를 통해 어떤 클래스가 요청을 처리할 수 있는지 알게 됩니다.</text:p>
        </text:list-item>
        <text:list-item>
          <text:p text:style-name="P3"><text:span text:style-name="Strong_20_Emphasis">핸들러 매핑</text:span>: 특정 요청이 들어오면, Spring은 해당 요청 URL과 일치하는 핸들러 메서드를 찾습니다. 이 메서드는 <text:span text:style-name="Source_20_Text">@GetMapping</text:span>, <text:span text:style-name="Source_20_Text">@PostMapping</text:span> 등의 어노테이션을 통해 정의됩니다.</text:p>
        </text:list-item>
        <text:list-item>
          <text:p text:style-name="P3"><text:span text:style-name="Strong_20_Emphasis">핸들러 어댑터</text:span>: 일치하는 핸들러가 발견되면, Spring은 이 메서드를 실행합니다. 이 과정에서 요청 데이터를 컨트롤러 메서드의 파라미터로 전달하거나, 모델 데이터를 생성합니다.</text:p>
        </text:list-item>
        <text:list-item>
          <text:p text:style-name="P3"><text:span text:style-name="Strong_20_Emphasis">뷰 리졸버(View Resolver)</text:span>: 컨트롤러 메서드가 문자열로 뷰 이름을 반환하면, <text:soft-page-break/>Spring은 뷰 리졸버를 사용해 실제 템플릿 파일을 찾고, 이를 렌더링하여 사용자에게 응답합니다.</text:p>
        </text:list-item>
      </text:list>
      <text:h text:style-name="Heading_20_3" text:outline-level="3">4. <text:span text:style-name="Strong_20_Emphasis">Spring의 DI(Dependency Injection)와 IoC(Inversion of Control)</text:span></text:h>
      <text:list xml:id="list7473243032173429742" text:style-name="L4">
        <text:list-item>
          <text:p text:style-name="P4"><text:span text:style-name="Strong_20_Emphasis">의존성 주입</text:span>: Spring은 <text:span text:style-name="Source_20_Text">@Controller</text:span> 클래스가 의존하는 객체들을 자동으로 주입(Inject)합니다. 이를 통해 컨트롤러는 필요한 서비스나 리포지토리 등을 자동으로 사용할 수 있습니다.</text:p>
        </text:list-item>
        <text:list-item>
          <text:p text:style-name="P4"><text:span text:style-name="Strong_20_Emphasis">제어의 역전</text:span>: 일반적으로 객체의 생명주기를 애플리케이션 코드에서 직접 관리하지만, Spring에서는 이 관리를 컨테이너(Spring IoC Container)가 담당합니다. 컨트롤러 객체의 생성, 초기화, 소멸 등을 Spring이 관리합니다.</text:p>
        </text:list-item>
      </text:list>
      <text:p text:style-name="Text_20_body">이러한 원리 덕분에 <text:span text:style-name="Source_20_Text">@Controller</text:span> 클래스는 복잡한 설정 없이 간단하게 웹 요청을 처리하고, 필요한 데이터를 뷰로 전달하는 역할을 수행할 수 있습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Source_20_Text">@GetMapping("/list")</text:span></text:p>
      <text:list xml:id="list7830502792174140008" text:style-name="L5">
        <text:list-item>
          <text:p text:style-name="P5"><text:span text:style-name="Strong_20_Emphasis">기능</text:span>: <text:span text:style-name="Source_20_Text">@GetMapping</text:span>은 특정 URL 경로에 대한 HTTP GET 요청을 처리하는 메서드를 지정합니다. <text:span text:style-name="T2">여기서 </text:span><text:span text:style-name="Source_20_Text"><text:span text:style-name="T2">"/list"</text:span></text:span><text:span text:style-name="T2">는 요청 경로를 나타내며, 사용자가 </text:span><text:span text:style-name="Source_20_Text"><text:span text:style-name="T2">/list</text:span></text:span><text:span text:style-name="T2"> URL로 접근하면 </text:span><text:span text:style-name="Source_20_Text"><text:span text:style-name="T2">list</text:span></text:span><text:span text:style-name="T2"> 메서드가 실행됩니다.</text:span> <text:span text:style-name="Source_20_Text">@GetMapping</text:span>은 주로 데이터를 조회할 때 사용됩니다.</text:p>
        </text:list-item>
      </text:list>
      <text:h text:style-name="Heading_20_3" text:outline-level="3"><text:s/><text:span text:style-name="Source_20_Text">String list(Model model)</text:span></text:h>
      <text:list xml:id="list2500948993662396515" text:style-name="L9">
        <text:list-item>
          <text:p text:style-name="P10"><text:span text:style-name="Strong_20_Emphasis">메서드 설명</text:span>: <text:span text:style-name="Source_20_Text">list</text:span> 메서드는 <text:span text:style-name="Source_20_Text">/list</text:span> 경로로 들어온 GET 요청을 처리합니다. 이 메서드는 HTML 파일 이름을 문자열로 반환하며, <text:span text:style-name="Source_20_Text">Model</text:span> 객체를 통해 뷰에 데이터를 전달합니다.</text:p>
          <text:list>
            <text:list-item>
              <text:p text:style-name="P10"><text:span text:style-name="Source_20_Text">Model model</text:span>: <text:span text:style-name="Source_20_Text">Model</text:span> 객체는 컨트롤러와 뷰 사이에서 데이터를 전달하는 역할을 합니다. <text:span text:style-name="Source_20_Text">model.addAttribute</text:span> 메서드를 사용하여 데이터를 추가하면, 해당 데이터는 뷰에서 접근할 수 있습니다.</text:p>
            </text:list-item>
            <text:list-item>
              <text:p text:style-name="P6"><text:span text:style-name="Source_20_Text">return "list.html";</text:span>: 이 메서드는 <text:span text:style-name="Source_20_Text">list.html</text:span> 파일을 뷰로 반환합니다. Spring은 기본적으로 <text:span text:style-name="Source_20_Text">templates</text:span> 폴더 내에서 <text:span text:style-name="Source_20_Text">list.html</text:span> 파일을 찾습니다. 이 파일은 클라이언트에게 전달될 최종 HTML 페이지입니다.</text:p>
            </text:list-item>
          </text:list>
        </text:list-item>
      </text:list>
      <text:h text:style-name="Heading_20_3" text:outline-level="3"><text:s/><text:span text:style-name="Source_20_Text">model.addAttribute("name", "핫바지");</text:span></text:h>
      <text:list xml:id="list5245086328871754762" text:style-name="L10">
        <text:list-item>
          <text:p text:style-name="P7"><text:span text:style-name="Strong_20_Emphasis">기능</text:span>: <text:span text:style-name="Source_20_Text">model.addAttribute</text:span>는 뷰에 전달할 데이터를 추가합니다. 여기서는 <text:span text:style-name="Source_20_Text">"핫바지"</text:span>라는 문자열을 <text:span text:style-name="Source_20_Text">"name"</text:span>이라는 키로 뷰에 전달합니다. 이 데이터를 HTML 파일에서 EL(Expression Language) 문법을 사용하여 출력할 수 있습니다. 예를 들어, <text:span text:style-name="Source_20_Text">list.html</text:span> 파일에서 <text:span text:style-name="Source_20_Text">${name}</text:span>으로 이 데이터를 참조할 수 있습니다.</text:p>
        </text:list-item>
      </text:list>
      <text:h text:style-name="Heading_20_3" text:outline-level="3"><text:s/><text:span text:style-name="Source_20_Text">@ResponseBody</text:span> </text:h>
      <text:list xml:id="list3124747264316897033" text:style-name="L11">
        <text:list-item>
          <text:p text:style-name="P11"><text:span text:style-name="Strong_20_Emphasis">기능</text:span>: <text:span text:style-name="Source_20_Text">@ResponseBody</text:span> 어노테이션은 메서드의 반환 값을 뷰 이름이 아닌, HTTP 응답의 본문으로 직접 전송하게 만듭니다. 예를 들어, 주석 처리된 <text:span text:style-name="Source_20_Text">@ResponseBody</text:span>를 사용하면 <text:span text:style-name="Source_20_Text">list.html</text:span>이라는 템플릿을 렌더링하지 않고, <text:span text:style-name="Source_20_Text">list.html</text:span>이라는 문자열을 응답으로 보냅니다.</text:p>
          <text:list>
            <text:list-item>
              <text:p text:style-name="P8"><text:span text:style-name="Strong_20_Emphasis">사용 예</text:span>: JSON 데이터를 반환하거나, 단순 텍스트를 반환할 때 유용합니다. 여기서는 사용하지 않으므로 메서드는 <text:span text:style-name="Source_20_Text">list.html</text:span> 파일을 뷰로 렌더링합니다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19T18:42:53.57</meta:creation-date>
    <dc:date>2024-08-19T19:22:20.35</dc:date>
    <meta:editing-duration>PT3M48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3" meta:paragraph-count="32" meta:word-count="1668" meta:character-count="2903"/>
  </office:meta>
</office:document-meta>
</file>